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paragraph-rsid="0057e000"/>
    </style:style>
    <style:style style:name="P5" style:family="paragraph" style:parent-style-name="Text_20_body">
      <style:paragraph-properties fo:margin-top="0in" fo:margin-bottom="0in" loext:contextual-spacing="false"/>
      <style:text-properties officeooo:rsid="0044c721" officeooo:paragraph-rsid="0044c721"/>
    </style:style>
    <style:style style:name="P6" style:family="paragraph" style:parent-style-name="Text_20_body">
      <style:paragraph-properties fo:margin-top="0in" fo:margin-bottom="0in" loext:contextual-spacing="false"/>
      <style:text-properties officeooo:paragraph-rsid="005bf252"/>
    </style:style>
    <style:style style:name="P7" style:family="paragraph" style:parent-style-name="Text_20_body">
      <style:paragraph-properties fo:margin-top="0in" fo:margin-bottom="0in" loext:contextual-spacing="false"/>
      <style:text-properties officeooo:paragraph-rsid="0044c721"/>
    </style:style>
    <style:style style:name="P8" style:family="paragraph" style:parent-style-name="Text_20_body">
      <style:paragraph-properties fo:margin-top="0in" fo:margin-bottom="0in" loext:contextual-spacing="false"/>
      <style:text-properties officeooo:paragraph-rsid="00638e1a"/>
    </style:style>
    <style:style style:name="P9" style:family="paragraph" style:parent-style-name="Text_20_body">
      <style:paragraph-properties fo:margin-top="0in" fo:margin-bottom="0in" loext:contextual-spacing="false"/>
      <style:text-properties officeooo:paragraph-rsid="005e86d9"/>
    </style:style>
    <style:style style:name="P10" style:family="paragraph" style:parent-style-name="Heading_20_1">
      <style:paragraph-properties fo:margin-top="0in" fo:margin-bottom="0in" loext:contextual-spacing="false"/>
      <style:text-properties officeooo:paragraph-rsid="005e86d9"/>
    </style:style>
    <style:style style:name="P11" style:family="paragraph" style:parent-style-name="Text_20_body" style:list-style-name="L1">
      <style:paragraph-properties fo:margin-top="0in" fo:margin-bottom="0in" loext:contextual-spacing="false"/>
      <style:text-properties officeooo:paragraph-rsid="004130bb"/>
    </style:style>
    <style:style style:name="P12" style:family="paragraph" style:parent-style-name="Text_20_body" style:list-style-name="L1">
      <style:paragraph-properties fo:margin-top="0in" fo:margin-bottom="0in" loext:contextual-spacing="false"/>
      <style:text-properties officeooo:paragraph-rsid="0064343b"/>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57e000" style:font-style-asian="normal" style:font-style-complex="normal"/>
    </style:style>
    <style:style style:name="T5" style:family="text">
      <style:text-properties fo:font-style="normal" officeooo:rsid="0058539a"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638e1a"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64343b" style:font-size-asian="12pt" style:font-style-asian="normal" style:font-weight-asian="normal" style:font-size-complex="12pt" style:font-style-complex="normal" style:font-weight-complex="normal"/>
    </style:style>
    <style:style style:name="T9" style:family="text">
      <style:text-properties officeooo:rsid="004130bb"/>
    </style:style>
    <style:style style:name="T10" style:family="text">
      <style:text-properties officeooo:rsid="0050f657"/>
    </style:style>
    <style:style style:name="T11" style:family="text">
      <style:text-properties officeooo:rsid="0057e000"/>
    </style:style>
    <style:style style:name="T12" style:family="text">
      <style:text-properties officeooo:rsid="005bf252"/>
    </style:style>
    <style:style style:name="T13" style:family="text">
      <style:text-properties officeooo:rsid="00638e1a"/>
    </style:style>
    <style:style style:name="T14" style:family="text">
      <style:text-properties officeooo:rsid="0064343b"/>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DAT 6</text:span><text:span text:style-name="T5">9</text:span><text:span text:style-name="T4">0</text:span><text:span text:style-name="T3">: </text:span><text:span text:style-name="T5">Capstone in </text:span><text:span text:style-name="T4">Data Analytics</text:span></text:p>
      <text:p text:style-name="P4"><text:span text:style-name="T2">Module</text:span><text:span text:style-name="Emphasis"><text:span text:style-name="T6"> </text:span></text:span><text:span text:style-name="Emphasis"><text:span text:style-name="T7">S</text:span></text:span><text:span text:style-name="Emphasis"><text:span text:style-name="T8">even</text:span></text:span></text:p>
      <text:p text:style-name="P2"><text:span text:style-name="T14">10/</text:span><text:span text:style-name="T12">9</text:span><text:span text:style-name="T10">/</text:span><text:span text:style-name="T11">20</text:span><text:span text:style-name="T9">22</text:span></text:p>
      <text:p text:style-name="P1"/>
      <text:p text:style-name="P1">Learning Object<text:span text:style-name="T1">i</text:span>ves</text:p>
      <text:list xml:id="list466563859" text:style-name="L1">
        <text:list-header>
          <text:p text:style-name="P11"/>
        </text:list-header>
        <text:list-item>
          <text:p text:style-name="P12">Run a verification file through your model</text:p>
        </text:list-item>
        <text:list-item>
          <text:p text:style-name="P12">Reflect on the results with peers</text:p>
        </text:list-item>
        <text:list-item>
          <text:p text:style-name="P12">Synthesize your flowchart and notes into one cumulative documen<text:span text:style-name="T14">t</text:span></text:p>
        </text:list-item>
        <text:list-item>
          <text:p text:style-name="P12">Journal about strategies for presenting data analytic processes to non-technical audiences</text:p>
        </text:list-item>
      </text:list>
      <text:p text:style-name="P6"/>
      <text:p text:style-name="P5">Module Overview</text:p>
      <text:p text:style-name="P7"/>
      <text:h text:style-name="P10" text:outline-level="1">Evaluation Phase: Testing Your Model</text:h>
      <text:section text:style-name="Sect1" text:name="d2l_read_element_1">
        <text:p text:style-name="Text_20_body">The journals and flowcharts with notes that you have been keeping as you proceed through this course will serve as a valuable reference as you work toward completing the second component of the capstone, your personal and professional reflection. However, the role of documenting your process and design decisions should not be limited to your formal education; in addition, think about ways in which you can build this into your professional life.</text:p>
        <text:p text:style-name="Text_20_body">This practice is frequently used in the sciences; repositories have long served as internal libraries used for keeping research on track and taking care that wheels are not reinvented, that past errors are not repeated, and that the fine details of methods are catalogued for later use. Many companies utilize cloud-based platforms for analysts to store their analysis, code, and notes. No matter which platform a company uses, the most important aspect of the repository is that it is updated frequently. Especially after any new path is explored or a new lesson (positive or negative) is learned, it will always be available to you and, if applicable, to others, if it is faithfully documented.</text:p>
        <text:p text:style-name="Text_20_body">This last point cannot be overstated; after all, the repository’s value will be to guide future work by both you and anyone else who may follow you. At a higher level, you stand to gain valuable personal and professional insight by having a carefully logged record of your work. Such perspective can be immensely valuable in charting future directions and ensuring a fulfilling career.</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10-09T18:10:50.847624756</dc:date>
    <meta:editing-duration>P3DT6H46M50S</meta:editing-duration>
    <meta:editing-cycles>49</meta:editing-cycles>
    <meta:generator>LibreOffice/6.4.7.2$Linux_X86_64 LibreOffice_project/40$Build-2</meta:generator>
    <meta:document-statistic meta:table-count="0" meta:image-count="0" meta:object-count="0" meta:page-count="1" meta:paragraph-count="13" meta:word-count="305" meta:character-count="1892" meta:non-whitespace-character-count="1604"/>
  </office:meta>
</office:document-meta>
</file>